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style:font-name="Courier New" fo:font-size="9pt" style:font-name-asian="Courier New1" style:font-size-asian="9pt" style:font-name-complex="Courier New1" style:font-size-complex="9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9" style:family="paragraph" style:parent-style-name="Heading_20_2">
      <style:paragraph-properties fo:margin-top="0.25in" fo:margin-bottom="0.0835in" loext:contextual-spacing="false" fo:padding="0in" fo:border="none"/>
    </style:style>
    <style:style style:name="P10" style:family="paragraph" style:parent-style-name="Heading_20_2">
      <style:paragraph-properties fo:margin-top="0.25in" fo:margin-bottom="0.1665in" loext:contextual-spacing="false" fo:line-height="125%" fo:keep-together="auto" fo:padding="0in" fo:border="none" fo:keep-with-next="auto"/>
    </style:style>
    <style:style style:name="P11" style:family="paragraph" style:parent-style-name="Heading_20_4">
      <style:paragraph-properties fo:margin-top="0.1945in" fo:margin-bottom="0.0555in" loext:contextual-spacing="false" fo:padding="0in" fo:border="none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style:text-underline-style="none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B: There's no need to create complex web apps for these tasks, a simple HTML page with the code in separate .js files will suffice.</text:span></text:p>
      <text:p text:style-name="P9"><text:bookmark text:name="_qkvusuc13koy"/>JSON</text:p>
      <text:p text:style-name="P1">Given the following JSON structure:</text:p>
      <text:p text:style-name="P1"/>
      <text:p text:style-name="P1"><text:span text:style-name="T2">{<text:line-break/> <text:s text:c="2"/>"_id": "E241AD11-1557-4FD3-B21F-97D0FA4230C7",<text:line-break/> <text:s text:c="2"/>"_rev": "13-2c82a95b6558a4c6144b58f59720edc7",<text:line-break/> <text:s text:c="2"/>"fp_type": "ibeacon",<text:line-break/> <text:s text:c="2"/>"fp_owner": "global",<text:line-break/> <text:s text:c="2"/>"fp_ext_id": "bstg_autogen_1445345099899_62005859",<text:line-break/> <text:s text:c="2"/>"uuid": "B9407F30-F5F8-466E-AFF9-25556B57FE6D",<text:line-break/> <text:s text:c="2"/>"major": 37100,<text:line-break/> <text:s text:c="2"/>"minor": 51516,<text:line-break/> <text:s text:c="2"/>"label": "Icy Bond",<text:line-break/> <text:s text:c="2"/>"actions": [<text:line-break/> <text:s text:c="6"/>{<text:line-break/> <text:s text:c="10"/>"type": "home-block",<text:line-break/> <text:s text:c="10"/>"params": {<text:line-break/> <text:s text:c="14"/>"appearance": "text",<text:line-break/> <text:s text:c="14"/>"action": "open-location",<text:line-break/> <text:s text:c="14"/>"link": {<text:line-break/> <text:s text:c="18"/>"fp_type": "sponsor",<text:line-break/> <text:s text:c="18"/>"fp_ext_id": "spotme"<text:line-break/> <text:s text:c="14"/>}<text:line-break/> <text:s text:c="10"/>}<text:line-break/> <text:s text:c="6"/>},<text:line-break/> <text:s text:c="6"/>{<text:line-break/> <text:s text:c="10"/>"type": "presence",<text:line-break/> <text:s text:c="10"/>"params": {<text:line-break/> <text:s text:c="14"/>"interval": 15<text:line-break/> <text:s text:c="10"/>}<text:line-break/> <text:s text:c="6"/>}<text:line-break/> <text:s text:c="2"/>],<text:line-break/> <text:s text:c="2"/>"fp_last_changes": {<text:line-break/> <text:s text:c="6"/>"timestamp": 1445437699,<text:line-break/> <text:s text:c="6"/>"source": "dataloader_api",<text:line-break/> <text:s text:c="6"/>"host": "localhost.backstage.4pax.com"<text:line-break/> <text:s text:c="2"/>},<text:line-break/> <text:s text:c="2"/>"location": {<text:line-break/> <text:s text:c="6"/>"lat": -4.232423,<text:line-break/> <text:s text:c="6"/>"lng": 12.523098<text:line-break/> <text:s text:c="2"/>}<text:line-break/>}</text:span></text:p>
      <text:p text:style-name="P2"/>
      <text:p text:style-name="P11"><text:bookmark text:name="_1gk6qrmb285q"/>Tasks</text:p>
      <text:list xml:id="list4387383648087252799" text:style-name="WWNum3">
        <text:list-item>
          <text:p text:style-name="P4">Using JavaScript, add a new action of type <text:span text:style-name="T3">notification</text:span>, with parameters <text:span text:style-name="T3">title</text:span> and <text:span text:style-name="T3">message</text:span> (string values)</text:p>
        </text:list-item>
        <text:list-item>
          <text:p text:style-name="P4">Set <text:span text:style-name="T3">action</text:span> property of the first action to <text:span text:style-name="T3">null</text:span> and remove the <text:span text:style-name="T3">link</text:span> property</text:p>
        </text:list-item>
      </text:list>
      <text:p text:style-name="P1"/>
      <text:p text:style-name="P1"><draw:rect text:anchor-type="as-char" svg:y="0in" draw:z-index="0" draw:style-name="gr1" draw:text-style-name="P12" svg:width="0.0012in" svg:height="0.0213in"><text:p/></draw:rect></text:p>
      <text:p text:style-name="P10"><text:bookmark text:name="_darcvjt12hvl"/>Underscore.js</text:p>
      <text:p text:style-name="P1">Assuming the JSON structure from the first task is loaded in the environment, perform the following tasks using only <text:span text:style-name="T3">underscore.js</text:span>:</text:p>
      <text:p text:style-name="P11"><text:bookmark text:name="_n0val91hw2y"/>Tasks</text:p>
      <text:list xml:id="list7920665604440491282" text:style-name="WWNum1">
        <text:list-item>
          <text:p text:style-name="P6">Extract action types</text:p>
        </text:list-item>
        <text:list-item>
          <text:p text:style-name="P6">Convert <text:span text:style-name="T3">actions</text:span> array into an object where the key is the actions' <text:span text:style-name="T3">type</text:span> and the value are its <text:span text:style-name="T3">param</text:span>s, i.e.:</text:p>
        </text:list-item>
      </text:list>
      <text:p text:style-name="P1"/>
      <text:p text:style-name="P8"><text:span text:style-name="T3">{<text:line-break/> <text:s/>// ...<text:line-break/> <text:s/>"presence": {<text:line-break/> <text:s text:c="3"/>"interval": 15<text:line-break/> <text:s/>}<text:line-break/> <text:s/>// ...<text:line-break/>}</text:span></text:p>
      <text:p text:style-name="P1"/>
      <text:list xml:id="list1216528329271" text:continue-numbering="true" text:style-name="WWNum1">
        <text:list-item>
          <text:p text:style-name="P6">Calculate the sum and average for the following input (non-number elements should be ignored):</text:p>
        </text:list-item>
      </text:list>
      <text:p text:style-name="P1"/>
      <text:p text:style-name="P8"><text:span text:style-name="T3">["0", 2, 4, 6, null, [], 8, 10]</text:span></text:p>
      <text:p text:style-name="P11"><text:bookmark text:name="_ldynp03ifla1"/>Questions</text:p>
      <text:list xml:id="list1334989912471885400" text:style-name="WWNum2">
        <text:list-item>
          <text:p text:style-name="P7">In the above task, what would happen if there were two actions of a same type?</text:p>
        </text:list-item>
      </text:list>
      <text:p text:style-name="P1"/>
      <text:p text:style-name="P1"><text:soft-page-break/><draw:rect text:anchor-type="as-char" svg:y="0in" draw:z-index="1" draw:style-name="gr1" draw:text-style-name="P12" svg:width="0.0012in" svg:height="0.0213in"><text:p/></draw:rect></text:p>
      <text:p text:style-name="P9"><text:bookmark text:name="_tfj0t7lmq5pf"/>JavaScript</text:p>
      <text:p text:style-name="P11"><text:bookmark text:name="_oaxlu0czx2wx"/>Tasks</text:p>
      <text:list xml:id="list6983197921014681798" text:style-name="WWNum4">
        <text:list-item>
          <text:p text:style-name="P5">Insert a <text:span text:style-name="T3">textarea</text:span> element into the DOM and fill it with the JSON structure from the first task. Bonus points if JSON in the <text:span text:style-name="T3">textarea</text:span> is nicely formatted.<text:line-break/><text:line-break/><text:span text:style-name="T1">NB: JSON structure should be present in the code as a JavaScript object, not a string.</text:span></text:p>
        </text:list-item>
        <text:list-item>
          <text:p text:style-name="P5">Make an AJAX request to <text:a xlink:type="simple" xlink:href="http://www.ipify.org" text:style-name="Internet_20_link" text:visited-style-name="Visited_20_Internet_20_Link"><text:span text:style-name="T5">www.ipify.org</text:span></text:a> API to retrieve your machine's public IP. Log only the IP address to the conso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299" meta:character-count="2260" meta:non-whitespace-character-count="1690"/>
    <meta:generator>LibreOfficeDev/5.1.0.3$Linux_X86_64 LibreOffice_project/</meta:generator>
  </office:meta>
</office:document-meta>
</file>